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4%" fo:padding="0cm" fo:border="none"/>
      <style:text-properties style:font-name="Google Sans Text" style:font-name-asian="Google Sans Text1" style:font-name-complex="Google Sans Text1"/>
    </style:style>
    <style:style style:name="P2" style:family="paragraph" style:parent-style-name="Standard">
      <style:paragraph-properties fo:line-height="114%" fo:padding="0cm" fo:border="none"/>
    </style:style>
    <style:style style:name="P3" style:family="paragraph" style:parent-style-name="Standard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" style:family="paragraph" style:parent-style-name="Title" style:master-page-name="Standard">
      <style:paragraph-properties fo:line-height="114%" style:page-number="1"/>
      <style:text-properties fo:font-size="19pt" style:font-size-asian="19pt" style:font-size-complex="19pt"/>
    </style:style>
    <style:style style:name="P5" style:family="paragraph" style:parent-style-name="Standard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188038" loext:opacity="100%" style:font-name="Times New Roman" style:font-name-asian="Roboto Mono1" style:font-name-complex="Roboto Mono1"/>
    </style:style>
    <style:style style:name="P6" style:family="paragraph" style:parent-style-name="Standard">
      <style:paragraph-properties fo:line-height="114%" fo:padding="0cm" fo:border="none"/>
      <style:text-properties style:font-name="Times New Roman"/>
    </style:style>
    <style:style style:name="P7" style:family="paragraph" style:parent-style-name="Standard" style:list-style-name="WWNum1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8" style:family="paragraph" style:parent-style-name="Standard" style:list-style-name="WWNum8">
      <style:paragraph-properties fo:margin-left="3.175cm" fo:margin-right="0cm" fo:line-height="114%" fo:text-indent="-0.635cm" style:auto-text-indent="false" fo:padding="0cm" fo:border="none"/>
      <style:text-properties style:font-name="Times New Roman"/>
    </style:style>
    <style:style style:name="P9" style:family="paragraph" style:parent-style-name="Standard" style:list-style-name="WWNum11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0" style:family="paragraph" style:parent-style-name="Standard" style:list-style-name="WWNum14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11" style:family="paragraph" style:parent-style-name="Standard">
      <style:paragraph-properties fo:margin-left="2.117cm" fo:margin-right="0cm" fo:line-height="114%" fo:text-indent="0cm" style:auto-text-indent="false" fo:padding="0cm" fo:border="none"/>
      <style:text-properties style:font-name="Times New Roman"/>
    </style:style>
    <style:style style:name="P12" style:family="paragraph" style:parent-style-name="Standard" style:list-style-name="WWNum16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3" style:family="paragraph" style:parent-style-name="Standard" style:list-style-name="WWNum18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14" style:family="paragraph" style:parent-style-name="Standard" style:list-style-name="WWNum19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15" style:family="paragraph" style:parent-style-name="Standard" style:list-style-name="WWNum4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16" style:family="paragraph" style:parent-style-name="Standard" style:list-style-name="WWNum5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17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8" style:family="paragraph" style:parent-style-name="Standard" style:list-style-name="WWNum6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9" style:family="paragraph" style:parent-style-name="Standard">
      <style:paragraph-properties fo:line-height="114%" fo:padding="0cm" fo:border="none"/>
      <style:text-properties style:font-name="Times New Roman" style:font-name-asian="Google Sans1" style:font-name-complex="Google Sans1"/>
    </style:style>
    <style:style style:name="P20" style:family="paragraph" style:parent-style-name="Standard" style:list-style-name="WWNum7">
      <style:paragraph-properties fo:margin-left="2.117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1" style:family="paragraph" style:parent-style-name="Standard" style:list-style-name="WWNum1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2" style:family="paragraph" style:parent-style-name="Standard">
      <style:paragraph-properties fo:line-height="114%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3" style:family="paragraph" style:parent-style-name="Standard" style:list-style-name="WWNum11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4" style:family="paragraph" style:parent-style-name="Standard" style:list-style-name="WWNum11">
      <style:paragraph-properties fo:margin-left="1.058cm" fo:margin-right="0cm" fo:line-height="114%" fo:text-indent="-0.635cm" style:auto-text-indent="false"/>
      <style:text-properties style:font-name="Times New Roman" fo:font-weight="bold" style:font-name-asian="Google Sans Text1" style:font-weight-asian="bold" style:font-name-complex="Google Sans Text1"/>
    </style:style>
    <style:style style:name="P25" style:family="paragraph" style:parent-style-name="Standard" style:list-style-name="WWNum16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6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7" style:family="paragraph" style:parent-style-name="Standard" style:list-style-name="WWNum9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28" style:family="paragraph" style:parent-style-name="Standard" style:list-style-name="WWNum10">
      <style:paragraph-properties fo:margin-left="1.058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29" style:family="paragraph" style:parent-style-name="Standard" style:list-style-name="WWNum12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0" style:family="paragraph" style:parent-style-name="Standard">
      <style:paragraph-properties fo:margin-left="2.117cm" fo:margin-right="0cm" fo:line-height="114%" fo:text-indent="0cm" style:auto-text-indent="false"/>
      <style:text-properties style:font-name="Times New Roman" style:font-name-asian="Google Sans Text1" style:font-name-complex="Google Sans Text1"/>
    </style:style>
    <style:style style:name="P31" style:family="paragraph" style:parent-style-name="Standard">
      <style:paragraph-properties fo:margin-left="2.117cm" fo:margin-right="0cm" fo:line-height="114%" fo:text-indent="0cm" style:auto-text-indent="false" fo:padding="0cm" fo:border="none"/>
      <style:text-properties style:font-name="Times New Roman" style:font-name-asian="Google Sans Text1" style:font-name-complex="Google Sans Text1"/>
    </style:style>
    <style:style style:name="P32" style:family="paragraph" style:parent-style-name="Standard" style:list-style-name="WWNum15">
      <style:paragraph-properties fo:margin-left="1.058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3" style:family="paragraph" style:parent-style-name="Standard" style:list-style-name="WWNum17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4" style:family="paragraph" style:parent-style-name="Standard" style:list-style-name="WWNum18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5" style:family="paragraph" style:parent-style-name="Standard" style:list-style-name="WWNum20">
      <style:paragraph-properties fo:margin-left="1.058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6" style:family="paragraph" style:parent-style-name="Standard" style:list-style-name="WWNum3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7" style:family="paragraph" style:parent-style-name="Standard" style:list-style-name="WWNum4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8" style:family="paragraph" style:parent-style-name="Standard">
      <style:paragraph-properties fo:line-height="114%" fo:padding="0cm" fo:border="none"/>
      <style:text-properties style:font-name="Times New Roman" style:font-name-asian="Google Sans Text1" style:font-name-complex="Google Sans Text1"/>
    </style:style>
    <style:style style:name="P39" style:family="paragraph" style:parent-style-name="Standard" style:list-style-name="WWNum13">
      <style:paragraph-properties fo:margin-left="2.117cm" fo:margin-right="0cm" fo:line-height="114%" fo:text-indent="-0.635cm" style:auto-text-indent="false"/>
      <style:text-properties style:font-name="Times New Roman" fo:font-style="italic" style:font-name-asian="Google Sans Text1" style:font-style-asian="italic" style:font-name-complex="Google Sans Text1"/>
    </style:style>
    <style:style style:name="P40" style:family="paragraph" style:parent-style-name="Standard" style:list-style-name="WWNum13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style:font-name="Times New Roman" fo:font-style="italic" style:font-name-asian="Google Sans Text1" style:font-style-asian="italic" style:font-name-complex="Google Sans Text1"/>
    </style:style>
    <style:style style:name="P41" style:family="paragraph" style:parent-style-name="Standard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tyle="italic" style:font-name-asian="Google Sans Text1" style:font-style-asian="italic" style:font-name-complex="Google Sans Text1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 Text" style:font-name-asian="Google Sans Text1" style:font-name-complex="Google Sans Text1"/>
    </style:style>
    <style:style style:name="T2" style:family="text">
      <style:text-properties style:font-name="Google Sans Text" fo:font-style="italic" style:font-name-asian="Google Sans Text1" style:font-style-asian="italic" style:font-name-complex="Google Sans Text1"/>
    </style:style>
    <style:style style:name="T3" style:family="text">
      <style:text-properties style:font-name="Google Sans Text" fo:font-weight="bold" style:font-name-asian="Google Sans Text1" style:font-weight-asian="bold" style:font-name-complex="Google Sans Text1"/>
    </style:style>
    <style:style style:name="T4" style:family="text">
      <style:text-properties fo:color="#188038" loext:opacity="100%" style:font-name="Roboto Mono" fo:font-weight="bold" style:font-name-asian="Roboto Mono1" style:font-weight-asian="bold" style:font-name-complex="Roboto Mono1"/>
    </style:style>
    <style:style style:name="T5" style:family="text">
      <style:text-properties fo:color="#188038" loext:opacity="100%" style:font-name="Roboto Mono" style:font-name-asian="Roboto Mono1" style:font-name-complex="Roboto Mono1"/>
    </style:style>
    <style:style style:name="T6" style:family="text">
      <style:text-properties fo:color="#188038" loext:opacity="100%" fo:font-weight="bold" style:font-name-asian="Roboto Mono1" style:font-weight-asian="bold" style:font-name-complex="Roboto Mono1"/>
    </style:style>
    <style:style style:name="T7" style:family="text">
      <style:text-properties fo:color="#188038" loext:opacity="100%" style:font-name-asian="Roboto Mono1" style:font-name-complex="Roboto Mono1"/>
    </style:style>
    <style:style style:name="T8" style:family="text">
      <style:text-properties fo:font-style="italic" style:font-name-asian="Google Sans Text1" style:font-style-asian="italic" style:font-name-complex="Google Sans Text1"/>
    </style:style>
    <style:style style:name="T9" style:family="text">
      <style:text-properties fo:color="#1155cc" loext:opacity="100%" style:font-name="Google Sans Text" style:text-underline-style="solid" style:text-underline-width="auto" style:text-underline-color="font-color" style:font-name-asian="Google Sans Text1" style:font-name-complex="Google Sans Text1"/>
    </style:style>
    <style:style style:name="T10" style:family="text">
      <style:text-properties fo:color="#1155cc" loext:opacity="100%" style:text-underline-style="solid" style:text-underline-width="auto" style:text-underline-color="font-color" style:font-name-asian="Google Sans Text1" style:font-name-complex="Google Sans Text1"/>
    </style:style>
    <style:style style:name="T11" style:family="text">
      <style:text-properties fo:color="#1155cc" loext:opacity="100%" style:font-name="Times New Roman" style:text-underline-style="solid" style:text-underline-width="auto" style:text-underline-color="font-color" style:font-name-asian="Google Sans Text1" style:font-name-complex="Google Sans Text1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3" style:font-size-asian="11pt" style:font-style-asian="normal" style:font-weight-asian="normal" style:font-name-complex="Arial3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size-asian="11pt" style:font-style-asian="normal" style:font-weight-asian="normal" style:font-name-complex="Arial3" style:font-size-complex="11pt"/>
    </style:style>
    <style:style style:name="T14" style:family="text">
      <style:text-properties style:font-name-asian="Google Sans Text1" style:font-name-complex="Google Sans Text1"/>
    </style:style>
    <style:style style:name="T15" style:family="text">
      <style:text-properties fo:font-weight="bold" style:font-name-asian="Google Sans Text1" style:font-weight-asian="bold" style:font-name-complex="Google Sans Text1"/>
    </style:style>
    <style:style style:name="T16" style:family="text">
      <style:text-properties style:font-name="Times New Roman" style:font-name-asian="Google Sans Text1" style:font-name-complex="Google Sans Text1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w8x14qxxv876"/>Installing scientific Python libraries pandas, scikit-learn, and numpy into LibreOffice's bundled Python environment without administrator rights</text:p>
      <text:p text:style-name="P1"/>
      <text:p text:style-name="P6"><text:span text:style-name="T14">The key is to always use the </text:span><text:span text:style-name="T8">specific Python executable bundled with LibreOffice</text:span><text:span text:style-name="T14"> for all commands, not your system's general Python.</text:span></text:p>
      <text:p text:style-name="P6"><draw:rect text:anchor-type="as-char" style:rel-width="100%" draw:z-index="0" draw:name="Tvar1" draw:style-name="gr1" draw:text-style-name="P42" svg:width="0.003cm" svg:height="0.054cm"><text:p/></draw:rect></text:p>
      <text:p text:style-name="Heading_20_3">General Steps (Applicable to All OS)</text:p>
      <text:p text:style-name="P19"/>
      <text:list xml:id="list1881644109" text:style-name="WWNum1">
        <text:list-item>
          <text:p text:style-name="P7"><text:span text:style-name="T15">Find LibreOffice's Python Executable:</text:span><text:span text:style-name="T14"> This is the most crucial step. You need to locate the python.exe (Windows), python3 (Linux), or python.app/Contents/MacOS/python (macOS) that comes with your LibreOffice installation.</text:span></text:p>
        </text:list-item>
      </text:list>
      <text:list text:style-name="WWNum7">
        <text:list-item>
          <text:list>
            <text:list-item>
              <text:p text:style-name="P20">Typical Locations:</text:p>
            </text:list-item>
          </text:list>
        </text:list-item>
      </text:list>
      <text:list text:style-name="WWNum8">
        <text:list-item>
          <text:list>
            <text:list-item>
              <text:list>
                <text:list-item>
                  <text:p text:style-name="P8"><text:span text:style-name="T15">Windows:</text:span><text:span text:style-name="T14"> C:\Program Files\LibreOffice\program\python.exe (or python.bat)</text:span></text:p>
                </text:list-item>
                <text:list-item>
                  <text:p text:style-name="P8"><text:span text:style-name="T15">Linux:</text:span><text:span text:style-name="T14"> /usr/lib/libreoffice/program/python or similar, depending on your distribution and installation method (e.g., Snap, Flatpak, system package). You might need to use which python3 or find /usr/lib -name python3 after installing LibreOffice.</text:span></text:p>
                </text:list-item>
                <text:list-item>
                  <text:p text:style-name="P8"><text:span text:style-name="T15">macOS:</text:span><text:span text:style-name="T14"> /Applications/LibreOffice.app/Contents/Frameworks/Python.framework/Versions/&lt;Python_Version&gt;/bin/python3 (or python)</text:span></text:p>
                </text:list-item>
              </text:list>
            </text:list-item>
          </text:list>
        </text:list-item>
      </text:list>
      <text:list xml:id="list153252197415455" text:continue-list="list1881644109" text:style-name="WWNum1">
        <text:list-item>
          <text:p text:style-name="P7"><text:span text:style-name="T15">Open a Command Prompt/Terminal:</text:span><text:span text:style-name="T14"> You'll be typing commands directly.</text:span></text:p>
        </text:list-item>
        <text:list-item>
          <text:p text:style-name="P21">Navigate to the LibreOffice Program Directory (Optional but Recommended):</text:p>
        </text:list-item>
      </text:list>
      <text:list text:style-name="WWNum9">
        <text:list-item>
          <text:list>
            <text:list-item>
              <text:p text:style-name="P27">Change your current directory to where LibreOffice's main executable and Python are located. This often simplifies commands, but using the full path to the Python executable works too.</text:p>
            </text:list-item>
          </text:list>
        </text:list-item>
      </text:list>
      <text:list text:continue-list="list153252197415455" text:style-name="WWNum1">
        <text:list-item>
          <text:p text:style-name="P7"><text:span text:style-name="T15">Install/Update pip:</text:span><text:span text:style-name="T14"> Even if pip seems to be there, ensuring it's up-to-date is vital.</text:span></text:p>
        </text:list-item>
        <text:list-item>
          <text:p text:style-name="P7"><text:span text:style-name="T15">Install Libraries with pip --user:</text:span><text:span text:style-name="T14"> Use the --user flag to install packages into your user-specific site-packages directory, which does not require administrator privileges. LibreOffice's Python is usually configured to find packages installed this way.</text:span></text:p>
        </text:list-item>
      </text:list>
      <text:p text:style-name="P6"><draw:rect text:anchor-type="as-char" style:rel-width="100%" draw:z-index="1" draw:name="Tvar2" draw:style-name="gr1" draw:text-style-name="P42" svg:width="0.003cm" svg:height="0.054cm"><text:p/></draw:rect></text:p>
      <text:p text:style-name="Heading_20_3">Windows</text:p>
      <text:p text:style-name="P19"/>
      <text:p text:style-name="P22">Assumptions:</text:p>
      <text:list text:style-name="WWNum10">
        <text:list-item>
          <text:p text:style-name="P28">LibreOffice is installed in the default location: C:\Program Files\LibreOffice.</text:p>
        </text:list-item>
        <text:list-item>
          <text:p text:style-name="P28">You are using Command Prompt or PowerShell.</text:p>
        </text:list-item>
      </text:list>
      <text:p text:style-name="P22">Steps:</text:p>
      <text:list xml:id="list321576342" text:style-name="WWNum11">
        <text:list-item>
          <text:p text:style-name="P23">Open Command Prompt</text:p>
        </text:list-item>
      </text:list>
      <text:list text:style-name="WWNum12">
        <text:list-item>
          <text:list>
            <text:list-item>
              <text:p text:style-name="P29"><text:soft-page-break/>Press Win + R, type cmd (for Command Prompt) or powershell (for PowerShell), and press Enter.</text:p>
            </text:list-item>
          </text:list>
        </text:list-item>
      </text:list>
      <text:list xml:id="list153252912389223" text:continue-list="list321576342" text:style-name="WWNum11">
        <text:list-item>
          <text:p text:style-name="P9"><text:span text:style-name="T15">Download </text:span><text:span text:style-name="T6">get-pip.py</text:span><text:span text:style-name="T15"> to temporary directory:</text:span></text:p>
        </text:list-item>
      </text:list>
      <text:list text:style-name="WWNum13">
        <text:list-item>
          <text:list>
            <text:list-item>
              <text:p text:style-name="P39">Using Command Prompt:</text:p>
            </text:list-item>
          </text:list>
        </text:list-item>
      </text:list>
      <text:p text:style-name="P30">DOS</text:p>
      <text:p text:style-name="P30">powershell -Command "(Invoke-WebRequest -Uri 'https://bootstrap.pypa.io/get-pip.py' -UseBasicParsing).Content | Set-Content '%TEMP%\get-pip.py'"</text:p>
      <text:list xml:id="list153252530068155" text:continue-numbering="true" text:style-name="WWNum13">
        <text:list-item>
          <text:list>
            <text:list-item>
              <text:p text:style-name="P40">Or manually:</text:p>
            </text:list-item>
          </text:list>
        </text:list-item>
      </text:list>
      <text:p text:style-name="P3"><text:span text:style-name="T16">If PowerShell is blocked or you prefer, you can manually download get-pip.py from </text:span><text:a xlink:type="simple" xlink:href="https://bootstrap.pypa.io/get-pip.py" text:style-name="ListLabel_20_181" text:visited-style-name="ListLabel_20_181"><text:span text:style-name="T11">https://bootstrap.pypa.io/get-pip.py</text:span></text:a><text:span text:style-name="T16"> using your browser and save it to the directory indicated by typing <text:line-break/>echo %TEMP% <text:line-break/>in Command Prompt.</text:span></text:p>
      <text:p text:style-name="P31"/>
      <text:list xml:id="list153251972799633" text:continue-list="list153252912389223" text:style-name="WWNum11">
        <text:list-item>
          <text:p text:style-name="P24">Locate LibreOffice's Python Executable:</text:p>
        </text:list-item>
      </text:list>
      <text:list text:continue-list="list153252530068155" text:style-name="WWNum13">
        <text:list-item>
          <text:list>
            <text:list-item>
              <text:p text:style-name="P40">It should be:</text:p>
            </text:list-item>
          </text:list>
        </text:list-item>
      </text:list>
      <text:p text:style-name="P5">"C:\Program Files\LibreOffice\program\python.exe"</text:p>
      <text:p text:style-name="P41">(Note: If python.exe is in a subfolder like python-core-3.x.x\bin, adjust the path accordingly - even in following commands.)</text:p>
      <text:list xml:id="list153251975780923" text:continue-list="list153251972799633" text:style-name="WWNum11">
        <text:list-item>
          <text:p text:style-name="P9"><text:span text:style-name="T15">Run </text:span><text:span text:style-name="T6">get-pip.py</text:span><text:span text:style-name="T15"> using LibreOffice's Python (from your Temporary directory):</text:span></text:p>
        </text:list-item>
      </text:list>
      <text:list text:style-name="WWNum14">
        <text:list-item>
          <text:list>
            <text:list-item>
              <text:p text:style-name="P10"><text:span text:style-name="T14">Now, you'll execute the </text:span><text:span text:style-name="T7">get-pip.py</text:span><text:span text:style-name="T14"> script that's in your </text:span><text:span text:style-name="T7">%TEMP%</text:span><text:span text:style-name="T14"> folder, using LibreOffice's Python executable, and with the </text:span><text:span text:style-name="T7">--user</text:span><text:span text:style-name="T14"> flag&gt; </text:span></text:p>
            </text:list-item>
          </text:list>
        </text:list-item>
      </text:list>
      <text:p text:style-name="P31"/>
      <text:p text:style-name="P11"><text:span text:style-name="T14">DOS</text:span><text:span text:style-name="T8"><text:line-break/></text:span><text:span text:style-name="T14">"C:\Program Files\LibreOffice\program\python.exe" "%TEMP%\get-pip.py" --user<text:line-break/></text:span></text:p>
      <text:list text:continue-list="list153251975780923" text:style-name="WWNum11">
        <text:list-item>
          <text:p text:style-name="P9"><text:span text:style-name="T15">Verify pip installation:</text:span><text:span text:style-name="T13"><text:line-break/></text:span><text:span text:style-name="T14">DOS</text:span><text:span text:style-name="T13"><text:line-break/></text:span><text:span text:style-name="T14">"C:\Program Files\LibreOffice\program\python.exe" -m pip --version<text:line-break/></text:span><text:span text:style-name="T13"><text:line-break/></text:span><text:span text:style-name="T14">You should see output similar to pip 2x.x.x from C:\Users\&lt;YourUser&gt;\AppData\Roaming\Python\Python3x\site-packages\pip (python 3.x).</text:span></text:p>
        </text:list-item>
        <text:list-item>
          <text:p text:style-name="P9"><text:span text:style-name="T15">Install numpy, pandas, scikit-learn:</text:span><text:span text:style-name="T13"><text:line-break/></text:span><text:span text:style-name="T14">DOS</text:span><text:span text:style-name="T13"><text:line-break/></text:span><text:span text:style-name="T14">"C:\Program Files\LibreOffice\program\python.exe" -m pip install --user numpy pandas scikit-learn<text:line-break/></text:span><text:span text:style-name="T13"><text:line-break/></text:span><text:span text:style-name="T14">This command will download and install these packages and their dependencies into your user's Python site-packages directory (e.g., C:\Users\&lt;YourUser&gt;\AppData\Roaming\Python\Python3x\site-packages).</text:span></text:p>
        </text:list-item>
      </text:list>
      <text:p text:style-name="P6"><draw:rect text:anchor-type="as-char" style:rel-width="100%" draw:z-index="2" draw:name="Tvar3" draw:style-name="gr1" draw:text-style-name="P42" svg:width="0.003cm" svg:height="0.054cm"><text:p/></draw:rect></text:p>
      <text:p text:style-name="Heading_20_3">Linux</text:p>
      <text:p text:style-name="P19"/>
      <text:p text:style-name="P22"><text:soft-page-break/>Assumptions:</text:p>
      <text:list text:style-name="WWNum15">
        <text:list-item>
          <text:p text:style-name="P32">LibreOffice's Python executable is typically found in /usr/lib/libreoffice/program/python3 or /usr/bin/libreoffice links to the correct script.</text:p>
        </text:list-item>
        <text:list-item>
          <text:p text:style-name="P32">You are using a terminal (Bash, Zsh, etc.).</text:p>
        </text:list-item>
      </text:list>
      <text:p text:style-name="P22">Steps:</text:p>
      <text:list xml:id="list3145009832" text:style-name="WWNum16">
        <text:list-item>
          <text:p text:style-name="P25">Open a Terminal:</text:p>
        </text:list-item>
      </text:list>
      <text:list text:style-name="WWNum17">
        <text:list-item>
          <text:list>
            <text:list-item>
              <text:p text:style-name="P33">Use your desktop environment's shortcut (e.g., Ctrl+Alt+T).</text:p>
            </text:list-item>
          </text:list>
        </text:list-item>
      </text:list>
      <text:list xml:id="list153253262963551" text:continue-list="list3145009832" text:style-name="WWNum16">
        <text:list-item>
          <text:p text:style-name="P12"><text:span text:style-name="T15">Determine LibreOffice's Python Path:</text:span></text:p>
        </text:list-item>
      </text:list>
      <text:list text:style-name="WWNum18">
        <text:list-item>
          <text:list>
            <text:list-item>
              <text:p text:style-name="P34">A common location for the Python executable bundled with LibreOffice is /usr/lib/libreoffice/program/python3 or /usr/lib/libreoffice/program/python.</text:p>
            </text:list-item>
            <text:list-item>
              <text:p text:style-name="P13"><text:span text:style-name="T14">You can often verify its existence and version with:</text:span><text:span text:style-name="T13"><text:line-break/></text:span><text:span text:style-name="T14">Bash</text:span><text:span text:style-name="T13"><text:line-break/></text:span><text:span text:style-name="T14">/usr/lib/libreoffice/program/python3 --version<text:line-break/></text:span><text:span text:style-name="T13"><text:line-break/></text:span><text:span text:style-name="T14">(If python3 isn't found, try python or explore ls -l /usr/lib/libreoffice/program/.)</text:span></text:p>
            </text:list-item>
            <text:list-item>
              <text:p text:style-name="P34">Let's assume the path is /usr/lib/libreoffice/program/python3 for the following steps. Adjust if yours is different.</text:p>
            </text:list-item>
          </text:list>
        </text:list-item>
      </text:list>
      <text:list xml:id="list153252806533585" text:continue-list="list153253262963551" text:style-name="WWNum16">
        <text:list-item>
          <text:p text:style-name="P25">Install/Update pip:</text:p>
        </text:list-item>
      </text:list>
      <text:list text:style-name="WWNum19">
        <text:list-item>
          <text:list>
            <text:list-item>
              <text:p text:style-name="P14"><text:span text:style-name="T14">Download get-pip.py:</text:span><text:span text:style-name="T13"><text:line-break/></text:span><text:span text:style-name="T14">Bash</text:span><text:span text:style-name="T13"><text:line-break/></text:span><text:span text:style-name="T14">wget https://bootstrap.pypa.io/get-pip.py -O /tmp/get-pip.py<text:line-break/></text:span></text:p>
            </text:list-item>
            <text:list-item>
              <text:p text:style-name="P14"><text:span text:style-name="T14">Run get-pip.py using LibreOffice's Python:</text:span><text:span text:style-name="T13"><text:line-break/></text:span><text:span text:style-name="T14">Bash</text:span><text:span text:style-name="T13"><text:line-break/></text:span><text:span text:style-name="T14">/usr/lib/libreoffice/program/python3 /tmp/get-pip.py --user<text:line-break/></text:span></text:p>
            </text:list-item>
          </text:list>
        </text:list-item>
      </text:list>
      <text:list text:continue-list="list153252806533585" text:style-name="WWNum16">
        <text:list-item>
          <text:p text:style-name="P12"><text:span text:style-name="T15">Verify pip installation:</text:span><text:span text:style-name="T13"><text:line-break/></text:span><text:span text:style-name="T14">Bash</text:span><text:span text:style-name="T13"><text:line-break/></text:span><text:span text:style-name="T14">/usr/lib/libreoffice/program/python3 -m pip --version<text:line-break/></text:span><text:span text:style-name="T13"><text:line-break/></text:span><text:span text:style-name="T14">You should see output indicating pip is installed in your user's home directory (e.g., ~/.local/lib/python3.x/site-packages).</text:span></text:p>
        </text:list-item>
        <text:list-item>
          <text:p text:style-name="P12"><text:span text:style-name="T15">Install numpy, pandas, scikit-learn:</text:span><text:span text:style-name="T13"><text:line-break/></text:span><text:span text:style-name="T14">Bash</text:span><text:span text:style-name="T13"><text:line-break/></text:span><text:span text:style-name="T14">/usr/lib/libreoffice/program/python3 -m pip install --user numpy pandas scikit-learn<text:line-break/></text:span><text:span text:style-name="T13"><text:line-break/></text:span><text:span text:style-name="T14">These packages will be installed in your user's local site-packages directory (e.g., ~/.local/lib/python3.x/site-packages).</text:span></text:p>
        </text:list-item>
      </text:list>
      <text:p text:style-name="P6"><draw:rect text:anchor-type="as-char" style:rel-width="100%" draw:z-index="3" draw:name="Tvar4" draw:style-name="gr1" draw:text-style-name="P42" svg:width="0.003cm" svg:height="0.054cm"><text:p/></draw:rect></text:p>
      <text:p text:style-name="Heading_20_3">macOS</text:p>
      <text:p text:style-name="P19"/>
      <text:p text:style-name="P22">Assumptions:</text:p>
      <text:list text:style-name="WWNum20">
        <text:list-item>
          <text:p text:style-name="P35">LibreOffice is installed in /Applications/LibreOffice.app.</text:p>
        </text:list-item>
        <text:list-item>
          <text:p text:style-name="P35"><text:soft-page-break/>You are using the Terminal app.</text:p>
        </text:list-item>
      </text:list>
      <text:p text:style-name="P22">Steps:</text:p>
      <text:list xml:id="list2380715153" text:style-name="WWNum2">
        <text:list-item>
          <text:p text:style-name="P26">Open Terminal:</text:p>
        </text:list-item>
      </text:list>
      <text:list text:style-name="WWNum3">
        <text:list-item>
          <text:list>
            <text:list-item>
              <text:p text:style-name="P36">Go to Applications &gt; Utilities &gt; Terminal.</text:p>
            </text:list-item>
          </text:list>
        </text:list-item>
      </text:list>
      <text:list xml:id="list153253021280718" text:continue-list="list2380715153" text:style-name="WWNum2">
        <text:list-item>
          <text:p text:style-name="P26">Determine LibreOffice's Python Path:</text:p>
        </text:list-item>
      </text:list>
      <text:list text:style-name="WWNum4">
        <text:list-item>
          <text:list>
            <text:list-item>
              <text:p text:style-name="P15"><text:span text:style-name="T14">The Python executable is usually buried within the .app bundle. The path will look something like this (the version number will vary):</text:span><text:span text:style-name="T13"><text:line-break/></text:span><text:span text:style-name="T14">/Applications/LibreOffice.app/Contents/Frameworks/Python.framework/Versions/3.x/bin/python3</text:span></text:p>
            </text:list-item>
            <text:list-item>
              <text:p text:style-name="P15"><text:span text:style-name="T14">To find your specific version:</text:span><text:span text:style-name="T13"><text:line-break/></text:span><text:span text:style-name="T14">Bash</text:span><text:span text:style-name="T13"><text:line-break/></text:span><text:span text:style-name="T14">ls -d /Applications/LibreOffice.app/Contents/Frameworks/Python.framework/Versions/*<text:line-break/></text:span><text:span text:style-name="T13"><text:line-break/></text:span><text:span text:style-name="T14">This will show the available Python versions. Pick the latest 3.x version.</text:span></text:p>
            </text:list-item>
            <text:list-item>
              <text:p text:style-name="P37">Let's assume the path is /Applications/LibreOffice.app/Contents/Frameworks/Python.framework/Versions/3.x/bin/python3 for the following steps. Replace 3.x with your actual version.</text:p>
            </text:list-item>
          </text:list>
        </text:list-item>
      </text:list>
      <text:list xml:id="list153252944995653" text:continue-list="list153253021280718" text:style-name="WWNum2">
        <text:list-item>
          <text:p text:style-name="P26">Install/Update pip:</text:p>
        </text:list-item>
      </text:list>
      <text:list text:style-name="WWNum5">
        <text:list-item>
          <text:list>
            <text:list-item>
              <text:p text:style-name="P16"><text:span text:style-name="T14">Download get-pip.py:</text:span><text:span text:style-name="T13"><text:line-break/></text:span><text:span text:style-name="T14">Bash</text:span><text:span text:style-name="T13"><text:line-break/></text:span><text:span text:style-name="T14">curl https://bootstrap.pypa.io/get-pip.py -o /tmp/get-pip.py<text:line-break/></text:span></text:p>
            </text:list-item>
            <text:list-item>
              <text:p text:style-name="P16"><text:span text:style-name="T14">Run get-pip.py using LibreOffice's Python:</text:span><text:span text:style-name="T13"><text:line-break/></text:span><text:span text:style-name="T14">Bash</text:span><text:span text:style-name="T13"><text:line-break/></text:span><text:span text:style-name="T14">/Applications/LibreOffice.app/Contents/Frameworks/Python.framework/Versions/3.x/bin/python3 /tmp/get-pip.py --user<text:line-break/></text:span></text:p>
            </text:list-item>
          </text:list>
        </text:list-item>
      </text:list>
      <text:list text:continue-list="list153252944995653" text:style-name="WWNum2">
        <text:list-item>
          <text:p text:style-name="P17"><text:span text:style-name="T15">Verify pip installation:</text:span><text:span text:style-name="T13"><text:line-break/></text:span><text:span text:style-name="T14">Bash</text:span><text:span text:style-name="T13"><text:line-break/></text:span><text:span text:style-name="T14">/Applications/LibreOffice.app/Contents/Frameworks/Python.framework/Versions/3.x/bin/python3 -m pip --version<text:line-break/></text:span><text:span text:style-name="T13"><text:line-break/></text:span><text:span text:style-name="T14">You should see output indicating pip is installed in your user's home directory (e.g., ~/Library/Python/3.x/lib/python/site-packages).</text:span></text:p>
        </text:list-item>
        <text:list-item>
          <text:p text:style-name="P17"><text:span text:style-name="T15">Install numpy, pandas, scikit-learn:</text:span><text:span text:style-name="T13"><text:line-break/></text:span><text:span text:style-name="T14">Bash</text:span><text:span text:style-name="T13"><text:line-break/></text:span><text:span text:style-name="T14">/Applications/LibreOffice.app/Contents/Frameworks/Python.framework/Versions/3.x/bin/python3 -m pip install --user numpy pandas scikit-learn<text:line-break/></text:span><text:span text:style-name="T13"><text:line-break/></text:span><text:span text:style-name="T14">These packages will be installed in your user's local site-packages directory.</text:span></text:p>
        </text:list-item>
      </text:list>
      <text:p text:style-name="P6"><draw:rect text:anchor-type="as-char" style:rel-width="100%" draw:z-index="4" draw:name="Tvar5" draw:style-name="gr1" draw:text-style-name="P42" svg:width="0.003cm" svg:height="0.054cm"><text:p/></draw:rect><text:span text:style-name="T15">Important Notes for All OS:</text:span></text:p>
      <text:list text:style-name="WWNum6">
        <text:list-item>
          <text:p text:style-name="P18"><text:span text:style-name="T15">Internet Connection:</text:span><text:span text:style-name="T14"> These steps require an active internet connection to download get-pip.py and the library packages.</text:span></text:p>
        </text:list-item>
        <text:list-item>
          <text:p text:style-name="P18"><text:span text:style-name="T15">Time:</text:span><text:span text:style-name="T14"> Installing numpy, pandas, and especially scikit-learn (due to its SciPy dependency) can take a considerable amount of time as they often involve compiling C/Fortran code. Be patient.</text:span></text:p>
        </text:list-item>
        <text:list-item>
          <text:p text:style-name="P18"><text:soft-page-break/><text:span text:style-name="T15">Errors:</text:span><text:span text:style-name="T14"> If you encounter Permission Denied errors, double-check that you are using --user and that you are not trying to install into system-wide LibreOffice directories directly.</text:span></text:p>
        </text:list-item>
        <text:list-item>
          <text:p text:style-name="P18"><text:span text:style-name="T15">Python Version:</text:span><text:span text:style-name="T14"> Always ensure the get-pip.py script you download is compatible with LibreOffice's </text:span><text:span text:style-name="T8">specific</text:span><text:span text:style-name="T14"> Python version (e.g., Python 3.8, Python 3.9). The https://bootstrap.pypa.io/get-pip.py URL usually provides the latest compatible version, but for very old LibreOffice Python, you might need to find an archived version of get-pip.py (e.g., from https://bootstrap.pypa.io/pip/&lt;python-version&gt;/get-pip.py).</text:span></text:p>
        </text:list-item>
        <text:list-item>
          <text:p text:style-name="P18"><text:span text:style-name="T15">Using the Libraries in LibreOffice:</text:span><text:span text:style-name="T14"> After installation, you can then import and use numpy, pandas, and sklearn in your LibreOffice Python macros just like any other module.</text:span></text:p>
        </text:list-item>
      </text:list>
      <text:p text:style-name="P2"><text:a xlink:type="simple" xlink:href="https://www.youtube.com/watch?v=D15Gqsx8ffg" text:style-name="ListLabel_20_181" text:visited-style-name="ListLabel_20_181"><text:span text:style-name="T11">This video demonstrates how to install Python on a PC without local admin rights</text:span></text:a><text:span text:style-name="T16">, which is relevant to finding and using LibreOffice's bundled Python for package installation.</text:span></text:p>
      <text:p text:style-name="P38">Install Python on a locked down PC without local admin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423cm" style:contextual-spacing="false" fo:line-height="100%" fo:padding="0cm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97cm" fo:margin-bottom="0.397cm" style:contextual-spacing="false" fo:line-height="100%" fo:padding="0cm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423cm" style:contextual-spacing="false" fo:line-height="100%" fo:padding="0cm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5cm" fo:margin-bottom="0.45cm" style:contextual-spacing="false" fo:line-height="100%" fo:padding="0cm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5cm" fo:margin-bottom="0.45cm" style:contextual-spacing="false" fo:line-height="100%" fo:padding="0cm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635cm" fo:margin-bottom="0.635cm" style:contextual-spacing="false" fo:line-height="100%" fo:padding="0cm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color="#1155cc" loext:opacity="100%" style:font-name="Google Sans Text" fo:font-family="'Google Sans Text'" style:font-family-generic="roman" style:font-pitch="variable" style:text-underline-style="solid" style:text-underline-width="auto" style:text-underline-color="font-color" style:font-name-asian="Google Sans Text1" style:font-family-asian="'Google Sans Text'" style:font-family-generic-asian="system" style:font-pitch-asian="variable" style:font-name-complex="Google Sans Text1" style:font-family-complex="'Google Sans Text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0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41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43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44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9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0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52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53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58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9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61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62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67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76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77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9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0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85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86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88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9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9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9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9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9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0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0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0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0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1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1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1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1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2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2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2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2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0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31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33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34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9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0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42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43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48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9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51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52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57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58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0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61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66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67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9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0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75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76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78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9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16T15:32:50.645000000</dc:date>
    <meta:editing-duration>PT4M21S</meta:editing-duration>
    <meta:editing-cycles>1</meta:editing-cycles>
    <meta:document-statistic meta:table-count="0" meta:image-count="0" meta:object-count="0" meta:page-count="5" meta:paragraph-count="79" meta:word-count="978" meta:character-count="7899" meta:non-whitespace-character-count="7048"/>
  </office:meta>
</office:document-meta>
</file>